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. H. Hartogensi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2, 1891</text:p>
      <text:p text:style-name="P6">Month<text:tab/><text:tab/><text:tab/><text:tab/><text:tab/><text:tab/>March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Baltimore</text:p>
      <text:p text:style-name="P6">State<text:tab/><text:tab/><text:tab/><text:tab/><text:tab/><text:tab/>MD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The Jewish Exponent,/</text:p>
      <text:p text:style-name="P3">Published Every Friday.<text:tab/><text:tab/><text:tab/><text:tab/><text:tab/><text:tab/><text:tab/>17 E. Baltimore Street./</text:p>
      <text:p text:style-name="P4">Baltimore, Mch 22 1891/</text:p>
      <text:p text:style-name="P3">Rev Dr Morais/</text:p>
      <text:p text:style-name="P3"><text:tab/>Dear Sir: <text:s/>I notice from today's/ Phila "Times" that you have just finished/ forty years of excellent service as the spiritual/ head of the <text:span text:style-name="T2">Mikveh Israel</text:span><text:span text:style-name="T3"> Congregation, where/ fore I hasten to extend my congratulations and/ best wishes. <text:s/>May the Lord spare you many more/ years of usefulness of the kind I so much admire;/ may He crown your earnest and indefatigable/ efforts Lichbot Hathorah V'behbol Haemeth and/ in behalf of suffering humanity with all the/ success they so richly deserve. <text:s/>In connection</text:span><text:span text:style-name="T4">s</text:span><text:span text:style-name="T3">/ with your ministrations as rabbi, I trust your/ excellent example will continue to be the/ guiding star of the many who look up to you/ and that your fondest hopes in regard to the/ Seminary may be realized./</text:span></text:p>
      <text:p text:style-name="P3"><text:span text:style-name="T3">Please remember me to the rest of your family par/ticularly to your son Henry. <text:s/>Tell him that I/ am </text:span><text:soft-page-break/><text:span text:style-name="T3">delighted to know that he has accepted a/ position on "The Ledger" and that, if my upbraid-/</text:span></text:p>
      <text:p text:style-name="P3"><text:span text:style-name="T3"/></text:p>
      <text:p text:style-name="P3"><text:span text:style-name="T3">[Page 2]</text:span></text:p>
      <text:p text:style-name="P3"><text:span text:style-name="T3">ing in regard to his being discouraged as/ to his prospects had any effect, I am very glad/ that I gave him it. <text:s/>Believe me/ Yours Truly/ B. H. Hartogens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4:12:55.87</meta:creation-date>
    <dc:date>2011-11-22T14:25:07.62</dc:date>
    <dc:creator>Penn Libraries</dc:creator>
    <meta:editing-duration>PT00H12M1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373" meta:character-count="2457"/>
  </office:meta>
</office:document-meta>
</file>